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6" style:parent-style-name="Graphics">
      <style:graphic-properties draw:fill="none" draw:stroke="non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graphic" style:name="a400" style:parent-style-name="Graphics">
      <style:graphic-properties draw:fill="none" draw:stroke="non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2" style:parent-style-name="Graphics">
      <style:graphic-properties draw:fill="none" draw:stroke="non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4" style:parent-style-name="Graphics">
      <style:graphic-properties draw:fill="none" draw:stroke="non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 style:parent-style-name="Graphics">
      <style:graphic-properties draw:fill="none" draw:stroke="non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draw:stroke="non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2" style:parent-style-name="Graphics">
      <style:graphic-properties draw:fill="none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draw:stroke="non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draw:stroke="non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8" style:parent-style-name="Graphics">
      <style:graphic-properties draw:fill="none" draw:stroke="none"/>
    </style:style>
    <style:style style:family="graphic" style:name="a410" style:parent-style-name="Graphics">
      <style:graphic-properties draw:fill="none" draw:stroke="non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7-blank-Blank" presentation:presentation-page-layout-name="Master1-PPL7" draw:id="Slide-257">
        <draw:frame draw:id="id63" draw:style-name="a381" draw:name="Picture 2" svg:x="1.61909in" svg:y="0.33807in" svg:width="10.09516in" svg:height="6.8238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82" draw:master-page-name="Master1-Layout7-blank-Blank" presentation:presentation-page-layout-name="Master1-PPL7" draw:id="Slide-258">
        <draw:frame draw:id="id64" draw:style-name="a383" draw:name="Picture 2" svg:x="1.47323in" svg:y="0.28597in" svg:width="10.38687in" svg:height="6.92805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4" draw:name="Picture 4" svg:x="1.59825in" svg:y="0.29639in" svg:width="10.13683in" svg:height="6.9072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85" draw:master-page-name="Master1-Layout7-blank-Blank" presentation:presentation-page-layout-name="Master1-PPL7" draw:id="Slide-259">
        <draw:frame draw:id="id66" draw:style-name="a386" draw:name="Picture 2" svg:x="1.65034in" svg:y="1.74972in" svg:width="10.03265in" svg:height="4.0005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387" draw:master-page-name="Master1-Layout7-blank-Blank" presentation:presentation-page-layout-name="Master1-PPL7" draw:id="Slide-260">
        <draw:frame draw:id="id67" draw:style-name="a388" draw:name="Picture 2" svg:x="1.47323in" svg:y="0.28597in" svg:width="10.38687in" svg:height="6.9280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389" draw:master-page-name="Master1-Layout7-blank-Blank" presentation:presentation-page-layout-name="Master1-PPL7" draw:id="Slide-267">
        <draw:frame draw:id="id68" draw:style-name="a390" draw:name="Picture 2" svg:x="2.4919in" svg:y="0in" svg:width="8.34954in" svg:height="7.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391" draw:master-page-name="Master1-Layout7-blank-Blank" presentation:presentation-page-layout-name="Master1-PPL7" draw:id="Slide-263">
        <draw:frame draw:id="id69" draw:style-name="a392" draw:name="Picture 2" svg:x="2.61918in" svg:y="0in" svg:width="8.09497in" svg:height="7.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9" draw:style-name="a393" draw:master-page-name="Master1-Layout7-blank-Blank" presentation:presentation-page-layout-name="Master1-PPL7" draw:id="Slide-264">
        <draw:frame draw:id="id70" draw:style-name="a394" draw:name="Picture 2" svg:x="1.55658in" svg:y="0.04636in" svg:width="10.22018in" svg:height="7.4072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395" draw:master-page-name="Master1-Layout7-blank-Blank" presentation:presentation-page-layout-name="Master1-PPL7" draw:id="Slide-265">
        <draw:frame draw:id="id71" draw:style-name="a396" draw:name="Picture 2" svg:x="2.80229in" svg:y="0in" svg:width="7.72876in" svg:height="7.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1" draw:style-name="a397" draw:master-page-name="Master1-Layout7-blank-Blank" presentation:presentation-page-layout-name="Master1-PPL7" draw:id="Slide-266">
        <draw:frame draw:id="id72" draw:style-name="a398" draw:name="Picture 2" svg:x="2.48316in" svg:y="0in" svg:width="8.367in" svg:height="7.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7" draw:style-name="a399" draw:master-page-name="Master1-Layout7-blank-Blank" presentation:presentation-page-layout-name="Master1-PPL7" draw:id="Slide-262">
        <draw:frame draw:id="id73" draw:style-name="a400" draw:name="Picture 2" svg:x="2.52976in" svg:y="0in" svg:width="8.27381in" svg:height="7.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3" draw:style-name="a401" draw:master-page-name="Master1-Layout7-blank-Blank" presentation:presentation-page-layout-name="Master1-PPL7" draw:id="Slide-268">
        <draw:frame draw:id="id74" draw:style-name="a402" draw:name="Picture 2" svg:x="2.68071in" svg:y="0in" svg:width="7.97191in" svg:height="7.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4" draw:style-name="a403" draw:master-page-name="Master1-Layout7-blank-Blank" presentation:presentation-page-layout-name="Master1-PPL7" draw:id="Slide-269">
        <draw:frame draw:id="id75" draw:style-name="a404" draw:name="Picture 2" svg:x="2.49622in" svg:y="0in" svg:width="8.34088in" svg:height="7.5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5" draw:style-name="a405" draw:master-page-name="Master1-Layout7-blank-Blank" presentation:presentation-page-layout-name="Master1-PPL7" draw:id="Slide-270">
        <draw:frame draw:id="id76" draw:style-name="a406" draw:name="Picture 2" svg:x="2.52126in" svg:y="0in" svg:width="8.29082in" svg:height="7.5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6" draw:style-name="a407" draw:master-page-name="Master1-Layout7-blank-Blank" presentation:presentation-page-layout-name="Master1-PPL7" draw:id="Slide-271">
        <draw:frame draw:id="id77" draw:style-name="a408" draw:name="Picture 2" svg:x="1.73509in" svg:y="0in" svg:width="9.86315in" svg:height="7.5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7" draw:style-name="a409" draw:master-page-name="Master1-Layout7-blank-Blank" presentation:presentation-page-layout-name="Master1-PPL7" draw:id="Slide-272">
        <draw:frame draw:id="id78" draw:style-name="a410" draw:name="Picture 2" svg:x="2.52932in" svg:y="0in" svg:width="8.27469in" svg:height="7.5in" style:rel-width="scale" style:rel-height="scale">
          <draw:image xlink:href="media/image1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P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essa Dabatos</meta:initial-creator>
    <dc:creator>Jessa Dabatos</dc:creator>
    <meta:creation-date>2026-03-29T07:14:03Z</meta:creation-date>
    <dc:date>2026-03-29T07:24:23Z</dc:date>
    <meta:editing-cycles>1</meta:editing-cycles>
    <meta:editing-duration>PT619S</meta:editing-duration>
    <meta:document-statistic meta:paragraph-count="0" meta:word-count="0"/>
  </office:meta>
</office:document-meta>
</file>